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5d49" officeooo:paragraph-rsid="00115d49"/>
    </style:style>
    <style:style style:name="P2" style:family="paragraph" style:parent-style-name="Standard">
      <style:text-properties officeooo:paragraph-rsid="00115d49"/>
    </style:style>
    <style:style style:name="P3" style:family="paragraph" style:parent-style-name="Standard">
      <style:text-properties officeooo:rsid="00184882" officeooo:paragraph-rsid="00115d49"/>
    </style:style>
    <style:style style:name="P4" style:family="paragraph" style:parent-style-name="Standard">
      <style:text-properties officeooo:rsid="001212cc" officeooo:paragraph-rsid="001212cc"/>
    </style:style>
    <style:style style:name="T1" style:family="text">
      <style:text-properties officeooo:rsid="002076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IP TABLES <text:s text:c="4"/></text:p>
      <text:p text:style-name="P1"/>
      <text:p text:style-name="P2">sudo watch --interval=1 'iptables -nvL | grep -v "0 <text:s text:c="4"/>0"'</text:p>
      <text:p text:style-name="P2"/>
      <text:p text:style-name="P2">sudo iptables -A INPUT -s 10.0.1.2 -j DROP</text:p>
      <text:p text:style-name="P2"/>
      <text:p text:style-name="P2"><text:span text:style-name="T1">sudo </text:span>iptables -A INPUT -m mac --mac-source 08:00:27:b3:66:44 <text:s/>-j DROP</text:p>
      <text:p text:style-name="P2"/>
      <text:p text:style-name="P2">iptables -F</text:p>
      <text:p text:style-name="P1"/>
      <text:p text:style-name="P1"/>
      <text:p text:style-name="P3">sudo watch --interval=1 "iptables -nvL| grep -v"0 <text:s/>0""</text:p>
      <text:p text:style-name="P3"/>
      <text:p text:style-name="P3"/>
      <text:p text:style-name="P3"><text:s/>for i in {1..50}; do sudo iptables -nvxL ;echo "==============================================================================\n===" ; sleep 1; done</text:p>
      <text:p text:style-name="P3"/>
      <text:p text:style-name="P3"><text:s/>sudo iptables -I INPUT -d 10.0.1.2 -p udp --dport 8080 -j DROP </text:p>
      <text:p text:style-name="P3"/>
      <text:p text:style-name="P3"/>
      <text:p text:style-name="P3"/>
      <text:p text:style-name="P3"/>
      <text:p text:style-name="P4">Iperf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4T21:26:11.498767106</meta:creation-date>
    <dc:date>2023-02-24T21:31:38.212604445</dc:date>
    <meta:editing-duration>PT5M26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9" meta:word-count="71" meta:character-count="469" meta:non-whitespace-character-count="395"/>
  </office:meta>
</office:document-meta>
</file>